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5.5cm"/>
    </style:style>
    <style:style style:name="gr2" style:family="graphic" style:parent-style-name="objectwithoutfill">
      <style:graphic-properties svg:stroke-width="0.106cm" svg:stroke-color="#407927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fill-color="#f37b70" draw:textarea-horizontal-align="justify" draw:textarea-vertical-align="middle" draw:auto-grow-height="false" fo:min-height="5.55cm" fo:min-width="11.2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5.65cm" fo:min-width="0.2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="none" fo:min-height="2.134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37b70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="none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>
          <draw:custom-shape draw:style-name="gr1" draw:text-style-name="P1" draw:layer="layout" svg:width="6cm" svg:height="1.1cm" draw:transform="rotate (1.5707963267949) translate (3.5cm 8.3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.5cm" svg:y1="2.352cm" svg:x2="9.901cm" svg:y2="2.352cm">
            <text:p text:style-name="P2">16ms</text:p>
            <text:p text:style-name="P2"/>
          </draw:line>
          <draw:custom-shape draw:style-name="gr1" draw:text-style-name="P1" draw:layer="layout" svg:width="6cm" svg:height="1.1cm" draw:transform="rotate (1.5707963267949) translate (9.9cm 8.3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9.9cm" svg:y1="2.352cm" svg:x2="16.301cm" svg:y2="2.352cm">
            <text:p text:style-name="P2">16ms</text:p>
            <text:p text:style-name="P2"/>
          </draw:line>
          <draw:custom-shape draw:style-name="gr1" draw:text-style-name="P1" draw:layer="layout" svg:width="6cm" svg:height="1.1cm" draw:transform="rotate (1.5707963267949) translate (16.3cm 8.3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6.3cm" svg:y1="2.352cm" svg:x2="22.701cm" svg:y2="2.352cm">
            <text:p text:style-name="P2">16ms</text:p>
            <text:p text:style-name="P2"/>
          </draw:line>
          <draw:custom-shape draw:style-name="gr1" draw:text-style-name="P1" draw:layer="layout" svg:width="6cm" svg:height="1.1cm" draw:transform="rotate (1.5707963267949) translate (22.7cm 8.3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2.7cm" svg:y1="2.352cm" svg:x2="29.101cm" svg:y2="2.352cm">
            <text:p text:style-name="P2">16ms</text:p>
            <text:p text:style-name="P2"/>
          </draw:line>
        </draw:g>
        <draw:frame draw:style-name="gr3" draw:text-style-name="P4" draw:layer="layout" svg:width="6cm" svg:height="1.673cm" svg:x="0.7cm" svg:y="4.2cm">
          <draw:text-box>
            <text:p>Hlavné</text:p>
            <text:p>vlákno</text:p>
          </draw:text-box>
        </draw:frame>
        <draw:g>
          <draw:custom-shape draw:style-name="gr1" draw:text-style-name="P1" draw:layer="layout" svg:width="6cm" svg:height="1.1cm" draw:transform="rotate (1.5707963267949) translate (3.5cm 16.8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.5cm" svg:y1="10.852cm" svg:x2="9.901cm" svg:y2="10.852cm">
            <text:p text:style-name="P2">16ms</text:p>
            <text:p text:style-name="P2"/>
          </draw:line>
          <draw:custom-shape draw:style-name="gr4" draw:text-style-name="P5" draw:layer="layout" svg:width="11.7cm" svg:height="5.8cm" svg:x="10cm" svg:y="10.9cm">
            <text:p text:style-name="P1"><text:span text:style-name="T1">Zablokovanie hlavného vlák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9.9cm" svg:y1="10.852cm" svg:x2="16.301cm" svg:y2="10.852cm">
            <text:p text:style-name="P2">16ms</text:p>
            <text:p text:style-name="P2"/>
          </draw:line>
          <draw:line draw:style-name="gr2" draw:text-style-name="P3" draw:layer="layout" svg:x1="16.3cm" svg:y1="10.852cm" svg:x2="22.701cm" svg:y2="10.852cm">
            <text:p text:style-name="P2">16ms</text:p>
            <text:p text:style-name="P2"/>
          </draw:line>
          <draw:custom-shape draw:style-name="gr1" draw:text-style-name="P1" draw:layer="layout" svg:width="6cm" svg:height="1.1cm" draw:transform="rotate (1.5707963267949) translate (22.7cm 16.8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2.7cm" svg:y1="10.852cm" svg:x2="29.101cm" svg:y2="10.852cm">
            <text:p text:style-name="P2">16ms</text:p>
            <text:p text:style-name="P2"/>
          </draw:line>
        </draw:g>
        <draw:frame draw:style-name="gr3" draw:text-style-name="P4" draw:layer="layout" svg:width="6cm" svg:height="1.673cm" svg:x="0.7cm" svg:y="12.7cm">
          <draw:text-box>
            <text:p>Hlavné</text:p>
            <text:p>vlákno</text:p>
          </draw:text-box>
        </draw:frame>
      </draw:page>
      <draw:page draw:name="page2" draw:style-name="dp1" draw:master-page-name="Predvolené">
        <draw:g>
          <draw:custom-shape draw:style-name="gr1" draw:text-style-name="P1" draw:layer="layout" svg:width="6cm" svg:height="1.1cm" draw:transform="rotate (1.5707963267949) translate (3.501cm 8.037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.501cm" svg:y1="2.089cm" svg:x2="9.902cm" svg:y2="2.089cm">
            <text:p text:style-name="P2">16ms</text:p>
            <text:p text:style-name="P2"/>
          </draw:line>
          <draw:custom-shape draw:style-name="gr1" draw:text-style-name="P1" draw:layer="layout" svg:width="6cm" svg:height="1.1cm" draw:transform="rotate (1.5707963267949) translate (9.901cm 8.037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9.901cm" svg:y1="2.089cm" svg:x2="16.302cm" svg:y2="2.089cm">
            <text:p text:style-name="P2">16ms</text:p>
            <text:p text:style-name="P2"/>
          </draw:line>
          <draw:custom-shape draw:style-name="gr1" draw:text-style-name="P1" draw:layer="layout" svg:width="6cm" svg:height="1.1cm" draw:transform="rotate (1.5707963267949) translate (16.301cm 8.037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6.301cm" svg:y1="2.089cm" svg:x2="22.702cm" svg:y2="2.089cm">
            <text:p text:style-name="P2">16ms</text:p>
            <text:p text:style-name="P2"/>
          </draw:line>
          <draw:custom-shape draw:style-name="gr1" draw:text-style-name="P1" draw:layer="layout" svg:width="6cm" svg:height="1.1cm" draw:transform="rotate (1.5707963267949) translate (22.701cm 8.037cm)">
            <text:p text:style-name="P1"><text:span text:style-name="T1">Vykresľovanie <text:s/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2.701cm" svg:y1="2.089cm" svg:x2="29.102cm" svg:y2="2.089cm">
            <text:p text:style-name="P2">16ms</text:p>
            <text:p text:style-name="P2"/>
          </draw:line>
          <draw:custom-shape draw:style-name="gr4" draw:text-style-name="P5" draw:layer="layout" svg:width="11.7cm" svg:height="5.8cm" svg:x="8.7cm" svg:y="8cm">
            <text:p text:style-name="P1"><text:span text:style-name="T1">Práca na pracovnom vlák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cm" svg:height="5.9cm" svg:x="8cm" svg:y="2.1cm"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cm" svg:height="5.9cm" svg:x="20.4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2cm" svg:y1="8cm" svg:x2="29.2cm" svg:y2="8cm">
            <text:p/>
          </draw:line>
        </draw:g>
        <draw:frame draw:style-name="gr3" draw:text-style-name="P4" draw:layer="layout" svg:width="6cm" svg:height="1.673cm" svg:x="0.701cm" svg:y="3.937cm">
          <draw:text-box>
            <text:p>Hlavné</text:p>
            <text:p>vlákno</text:p>
          </draw:text-box>
        </draw:frame>
        <draw:frame draw:style-name="gr7" draw:text-style-name="P6" draw:layer="layout" svg:width="3.599cm" svg:height="2.384cm" svg:x="0.701cm" svg:y="9.3cm">
          <draw:text-box>
            <text:p>Pracovné </text:p>
            <text:p>vlák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21:07:10.742330362</meta:creation-date>
    <dc:date>2020-04-03T21:49:12.999057698</dc:date>
    <meta:editing-duration>PT30M</meta:editing-duration>
    <meta:editing-cycles>3</meta:editing-cycles>
    <meta:generator>LibreOffice/6.0.7.3$Linux_X86_64 LibreOffice_project/00m0$Build-3</meta:generator>
    <meta:document-statistic meta:object-count="34"/>
  </office:meta>
</office:document-meta>
</file>